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bookmark-start text:name="_Hlk95593181"/><text:span text:style-name="T2">AGRESIJOS</text:span><text:span text:style-name="T3"><text:s/>drakonas – gimimo laikotarpiai: 1984.09.05-1985.06.01</text:span></text:p>
      <text:p text:style-name="P4"><text:tab/><text:tab/><text:tab/><text:s text:c="12"/>1993.07.12-1994.04.06</text:p>
      <text:p text:style-name="P5"><text:tab/><text:tab/><text:tab/><text:s text:c="12"/>2002.05.18-2003.02.09</text:p>
      <text:p text:style-name="P6"><text:tab/><text:tab/><text:tab/><text:s text:c="12"/>.......</text:p>
      <text:p text:style-name="P7"><text:span text:style-name="T8">Ydos esmė</text:span><text:span text:style-name="T9"><text:s/>– žmogus yra perdėtai aktyvus, turintis energijos, todėl nesuvaldyta jėga pradeda agresyviai griauti pasaulį, santykius, daiktus. Toks žmogus visada yra išorėje, veikloje. Nurimti, įsiklausyti į save ir pasaulį jis nemoka.<text:s/></text:span></text:p>
      <text:p text:style-name="P10"><text:span text:style-name="T11">Palėptas talentas:<text:s/></text:span><text:span text:style-name="T12">gebėjimas minioje pažinti smurtautojus, žudikus; pavojaus nuojauta ir mokėjimas išvengti bet kokių agresyvių situacijų; silpnųjų gynėjas, šviesus lyderis, vadas; gebėjimas valios pastangomis keisti savo gyvenimą.</text:span></text:p>
      <text:p text:style-name="P13"><text:span text:style-name="T14">Nuodėmingas mąstymo modelis</text:span><text:span text:style-name="T15"><text:s/>(nuomonės primetimas; žudymas; baimė; ginklai; kankinimas; kerštas; pyktis; ambicijos; žeminimas; jėga). Jėga – aš viską galiu pats , todėl pagalbos man nereikia. Aš žinau ir moku geriau nei kiti. Be manęs sutuoktinis pražūtų, todėl privalo klausyti, ką jam sakau, turi vykdyti mano paliepimus, negali būti jokio atsikalbinėjimo. Mano kūnas stiprus, aš galiu ištverti daugiau nei kaimynas. Visi žino, kad jei manęs neklausys, bus prastai – galiu pakelti tokį uraganą, kad mažai nepasirodys.<text:s/></text:span></text:p>
      <text:p text:style-name="P16">Kad nugalėti ydą būtina įgyti priešingų savybių. Padės svarstyklių principai.<text:s/></text:p>
      <text:p text:style-name="Įprastasis"><text:bookmark-end text:name="_Hlk9559318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09:55:00Z</meta:creation-date>
    <dc:date>2022-02-15T09:56:00Z</dc:date>
    <meta:template xlink:href="Normal.dotm" xlink:type="simple"/>
    <meta:editing-cycles>1</meta:editing-cycles>
    <meta:editing-duration>PT60S</meta:editing-duration>
    <meta:document-statistic meta:page-count="1" meta:paragraph-count="2" meta:word-count="781" meta:character-count="1225" meta:row-count="3" meta:non-whitespace-character-count="446"/>
  </office:meta>
</office:document-meta>
</file>